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Muli" svg:font-family="Muli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Muli1" svg:font-family="Muli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 style:list-style-name="WWNum2">
      <style:paragraph-properties fo:line-height="100%"/>
    </style:style>
    <style:style style:name="P4" style:family="paragraph" style:parent-style-name="Standard" style:list-style-name="WWNum1">
      <style:paragraph-properties fo:line-height="100%"/>
    </style:style>
    <style:style style:name="P5" style:family="paragraph" style:parent-style-name="Standard">
      <style:paragraph-properties fo:line-height="100%"/>
      <style:text-properties fo:color="#ff6400" style:font-name="Muli" fo:font-size="12pt" fo:font-weight="bold" style:font-name-asian="Muli1" style:font-size-asian="12pt" style:font-weight-asian="bold" style:font-name-complex="Muli1" style:font-size-complex="12pt"/>
    </style:style>
    <style:style style:name="P6" style:family="paragraph" style:parent-style-name="Standard">
      <style:paragraph-properties fo:line-height="100%"/>
      <style:text-properties style:font-name="Muli" fo:font-size="12pt" style:font-name-asian="Muli1" style:font-size-asian="12pt" style:font-name-complex="Muli1" style:font-size-complex="12pt"/>
    </style:style>
    <style:style style:name="P7" style:family="paragraph" style:parent-style-name="Standard">
      <style:paragraph-properties fo:line-height="100%"/>
      <style:text-properties style:font-name="Muli" fo:font-size="12pt" officeooo:rsid="0007186d" officeooo:paragraph-rsid="0007186d" style:font-name-asian="Muli1" style:font-size-asian="12pt" style:font-name-complex="Muli1" style:font-size-complex="12pt"/>
    </style:style>
    <style:style style:name="P8" style:family="paragraph" style:parent-style-name="Standard">
      <style:paragraph-properties fo:line-height="100%"/>
      <style:text-properties style:font-name="Muli" fo:font-size="12pt" fo:font-weight="bold" style:font-name-asian="Muli1" style:font-size-asian="12pt" style:font-weight-asian="bold" style:font-name-complex="Muli1" style:font-size-complex="12pt"/>
    </style:style>
    <style:style style:name="P9" style:family="paragraph" style:parent-style-name="Standard">
      <style:paragraph-properties fo:line-height="100%"/>
      <style:text-properties style:font-name="Muli" fo:font-size="12pt" fo:font-weight="bold" officeooo:rsid="0007186d" officeooo:paragraph-rsid="0007186d" style:font-name-asian="Muli1" style:font-size-asian="12pt" style:font-weight-asian="bold" style:font-name-complex="Muli1" style:font-size-complex="12pt"/>
    </style:style>
    <style:style style:name="P10" style:family="paragraph" style:parent-style-name="Standard" style:list-style-name="WWNum2">
      <style:paragraph-properties fo:line-height="100%"/>
      <style:text-properties fo:background-color="#ffff00"/>
    </style:style>
    <style:style style:name="P11" style:family="paragraph" style:parent-style-name="Standard" style:list-style-name="WWNum1">
      <style:paragraph-properties fo:line-height="100%"/>
      <style:text-properties fo:background-color="#ffff00"/>
    </style:style>
    <style:style style:name="P12" style:family="paragraph" style:parent-style-name="Standard">
      <style:paragraph-properties fo:line-height="100%"/>
      <style:text-properties officeooo:rsid="0007186d" officeooo:paragraph-rsid="0007186d"/>
    </style:style>
    <style:style style:name="P13" style:family="paragraph" style:parent-style-name="Standard" style:master-page-name="Standard">
      <style:paragraph-properties fo:text-align="center" style:justify-single-word="false" style:page-number="1"/>
    </style:style>
    <style:style style:name="P14" style:family="paragraph" style:parent-style-name="Standard">
      <style:paragraph-properties fo:line-height="100%" style:writing-mode="lr-tb"/>
    </style:style>
    <style:style style:name="T1" style:family="text">
      <style:text-properties style:font-name="Trebuchet MS" fo:font-size="14pt" fo:font-weight="bold" style:font-name-asian="Trebuchet MS1" style:font-size-asian="14pt" style:font-weight-asian="bold" style:font-name-complex="Trebuchet MS1" style:font-size-complex="14pt"/>
    </style:style>
    <style:style style:name="T2" style:family="text">
      <style:text-properties fo:color="#ff6400" style:font-name="Muli" fo:font-size="12pt" fo:font-weight="bold" style:font-name-asian="Muli1" style:font-size-asian="12pt" style:font-weight-asian="bold" style:font-name-complex="Muli1" style:font-size-complex="12pt"/>
    </style:style>
    <style:style style:name="T3" style:family="text">
      <style:text-properties style:font-name="Muli" fo:font-size="12pt" style:font-name-asian="Muli1" style:font-size-asian="12pt" style:font-name-complex="Muli1" style:font-size-complex="12pt"/>
    </style:style>
    <style:style style:name="T4" style:family="text">
      <style:text-properties style:font-name="Muli" fo:font-size="12pt" style:text-underline-style="solid" style:text-underline-width="auto" style:text-underline-color="font-color" style:font-name-asian="Muli1" style:font-size-asian="12pt" style:font-name-complex="Muli1" style:font-size-complex="12pt"/>
    </style:style>
    <style:style style:name="T5" style:family="text">
      <style:text-properties officeooo:rsid="000718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Let's Get Started, Coder!!</text:span></text:p>
      <text:p text:style-name="P1"><text:span text:style-name="T1">Fill the following Document</text:span></text:p>
      <text:p text:style-name="P2"><text:span text:style-name="T2">__________________________________________________________________________</text:span></text:p>
      <text:p text:style-name="P5"/>
      <text:p text:style-name="P2"><text:span text:style-name="T3">1. Which one of the following is an Imperative Language?</text:span></text:p>
      <text:p text:style-name="P6"/>
      <text:list xml:id="list3561582583" text:style-name="WWNum2">
        <text:list-item>
          <text:p text:style-name="P3"><text:span text:style-name="T3">HTML</text:span></text:p>
        </text:list-item>
        <text:list-item>
          <text:p text:style-name="P3"><text:span text:style-name="T3">CSS</text:span></text:p>
        </text:list-item>
        <text:list-item>
          <text:p text:style-name="P10"><text:span text:style-name="T3">Java Script</text:span></text:p>
        </text:list-item>
      </text:list>
      <text:p text:style-name="P6"/>
      <text:p text:style-name="P2"><text:span text:style-name="T4">Answer: </text:span><text:span text:style-name="T3"><text:tab/></text:span></text:p>
      <text:p text:style-name="P6"/>
      <text:p text:style-name="P6"/>
      <text:p text:style-name="P2"><text:span text:style-name="T3">2. Which one of the following is a Declarative Language?</text:span></text:p>
      <text:p text:style-name="P6"/>
      <text:list xml:id="list852560760" text:style-name="WWNum1">
        <text:list-item>
          <text:p text:style-name="P11"><text:span text:style-name="T3">HTML</text:span></text:p>
        </text:list-item>
        <text:list-item>
          <text:p text:style-name="P4"><text:span text:style-name="T3">CSS</text:span></text:p>
        </text:list-item>
        <text:list-item>
          <text:p text:style-name="P4"><text:span text:style-name="T3">Java Script</text:span></text:p>
        </text:list-item>
      </text:list>
      <text:p text:style-name="P6"/>
      <text:p text:style-name="P2"><text:span text:style-name="T4">Answer: </text:span></text:p>
      <text:p text:style-name="P6"/>
      <text:p text:style-name="P6"/>
      <text:p text:style-name="P2"><text:span text:style-name="T3">3. Name two uses of a DIV tag?</text:span></text:p>
      <text:p text:style-name="P6"/>
      <text:p text:style-name="P2"><text:span text:style-name="T4">Answer:</text:span></text:p>
      <text:p text:style-name="P7">to set a class for styling</text:p>
      <text:p text:style-name="P7">to set a class for JS to run in</text:p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3">4. What is the difference between relative positioning and absolute positioning in HTML?</text:span></text:p>
      <text:p text:style-name="P6"/>
      <text:p text:style-name="P2"><text:span text:style-name="T4">Answer: </text:span></text:p>
      <text:p text:style-name="P8"/>
      <text:p text:style-name="P9">relative positioning does not change the page layout</text:p>
      <text:p text:style-name="P9">absolute positioning will reposition the page layout relative to itself.</text:p>
      <text:p text:style-name="P9"/>
      <text:p text:style-name="P2"><text:span text:style-name="T3">5. What is the use of opacity in CSS?</text:span></text:p>
      <text:p text:style-name="P6"/>
      <text:p text:style-name="P2"><text:span text:style-name="T4">Answer: </text:span></text:p>
      <text:p text:style-name="P6"/>
      <text:p text:style-name="P7">to make something more or lass opaque</text:p>
      <text:p text:style-name="P6"/>
      <text:p text:style-name="P6"/>
      <text:p text:style-name="P6"/>
      <text:p text:style-name="P2"><text:span text:style-name="T3">6. Which is the programming language used in the React Native Framework?</text:span></text:p>
      <text:p text:style-name="P12"><text:soft-page-break/><text:span text:style-name="T3"/></text:p>
      <text:p text:style-name="P6"/>
      <text:p text:style-name="P2"><text:span text:style-name="T4">Answer: </text:span></text:p>
      <text:p text:style-name="P6"/>
      <text:p text:style-name="P7">JSX</text:p>
      <text:p text:style-name="P6"/>
      <text:p text:style-name="P2"><text:span text:style-name="T3">7. Which online editor are we using for creating our apps in React Native Framework?</text:span></text:p>
      <text:p text:style-name="P6"/>
      <text:p text:style-name="P2"><text:span text:style-name="T4">Answer: </text:span></text:p>
      <text:p text:style-name="P6"/>
      <text:p text:style-name="P7">Snack</text:p>
      <text:p text:style-name="P6"/>
      <text:p text:style-name="P6"/>
      <text:p text:style-name="P6"/>
      <text:p text:style-name="P2"><text:span text:style-name="T3">8. Write the steps to test your first designed app in the online editor on mobile.</text:span></text:p>
      <text:p text:style-name="P6"/>
      <text:p text:style-name="P2"><text:span text:style-name="T4">Answer:</text:span></text:p>
      <text:p text:style-name="P6"/>
      <text:p text:style-name="P7">click on the “android” preview button, and tap on qr code. Scan it with your android, and the app should launch.</text:p>
      <text:p text:style-name="P6"/>
      <text:p text:style-name="P6"/>
      <text:p text:style-name="P6"/>
      <text:p text:style-name="P6"/>
      <text:p text:style-name="P6"/>
      <text:p text:style-name="P2"><text:span text:style-name="T3">9. What is the use of the render function in React Native Framework?</text:span></text:p>
      <text:p text:style-name="P6"/>
      <text:p text:style-name="P2"><text:span text:style-name="T4">Answer: </text:span></text:p>
      <text:p text:style-name="P6"/>
      <text:p text:style-name="P7">Render makes the js sprites and html display</text:p>
      <text:p text:style-name="P6"/>
      <text:p text:style-name="P6"/>
      <text:p text:style-name="P6"/>
      <text:p text:style-name="P6"/>
      <text:p text:style-name="P14"><text:span text:style-name="T3">10. What is the use of the return function in the React Native Framework?</text:span></text:p>
      <text:p text:style-name="P6"/>
      <text:p text:style-name="P2"><text:span text:style-name="T4">Answer:</text:span></text:p>
      <text:p text:style-name="P6"><text:span text:style-name="T5">W</text:span>hatever a function component returns is rendered as a React element. React elements let you describe what you want to see on the screen</text:p>
      <text:p text:style-name="P6"/>
      <text:p text:style-name="P6"/>
      <text:p text:style-name="P6"/>
      <text:p text:style-name="P6"/>
      <text:p text:style-name="P6"/>
      <text:p text:style-name="P2"><text:span text:style-name="T3">11. What are the various components in your first app that you designed?</text:span></text:p>
      <text:p text:style-name="P6"/>
      <text:p text:style-name="P2"><text:span text:style-name="T4">Answer: </text:span></text:p>
      <text:p text:style-name="P7">Button, parent and child class.</text:p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Muli" svg:font-family="Muli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Muli1" svg:font-family="Muli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GB" style:letter-kerning="false" style:font-name-asian="Arial1" style:font-size-asian="11pt" style:language-asian="en" style:country-asian="IN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GB" style:letter-kerning="false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222in" loext:contextual-spacing="false" fo:keep-together="always" fo:keep-with-next="always"/>
      <style:text-properties fo:color="#666666" fo:font-size="15pt" style:font-size-asian="15pt" style:font-size-complex="15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Muli" fo:font-family="Muli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uli" fo:font-family="Muli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21-01-06T05:46:00</meta:creation-date>
    <dc:date>2021-08-02T16:29:25.289000000</dc:date>
    <meta:editing-duration>PT8M23S</meta:editing-duration>
    <meta:generator>Neat_Office/6.2.8.2$Windows_x86 LibreOffice_project/</meta:generator>
    <meta:document-statistic meta:table-count="0" meta:image-count="0" meta:object-count="0" meta:page-count="2" meta:paragraph-count="42" meta:word-count="267" meta:character-count="1528" meta:non-whitespace-character-count="13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